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8.708cm" svg:y="0cm">
            <draw:object draw:notify-on-update-of-ranges="Sheet1.B2:Sheet1.B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3cm" svg:height="8.986cm" svg:x="8.737cm" svg:y="9.121cm">
            <draw:object draw:notify-on-update-of-ranges="Sheet1.B12:Sheet1.B24 Sheet1.C11:Sheet1.C11 Sheet1.C12:Sheet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68cm" svg:y="18.181cm">
            <draw:object draw:notify-on-update-of-ranges="Sheet1.B28:Sheet1.B35 Sheet1.C27:Sheet1.C27 Sheet1.C28:Sheet1.C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Mass (g)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.87" calcext:value-type="float">
            <text:p>26,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.82" calcext:value-type="float">
            <text:p>26,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26.8" calcext:value-type="float">
            <text:p>26,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.76" calcext:value-type="float">
            <text:p>26,7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6.76" calcext:value-type="float">
            <text:p>26,7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Volume (ml)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Mass (g)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27-[.C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27-[.C3]" office:value-type="float" office:value="0.129999999999999" calcext:value-type="float">
            <text:p>0,1299999999999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27-[.C4]" office:value-type="float" office:value="0.149999999999999" calcext:value-type="float">
            <text:p>0,1499999999999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table:formula="of:=27-[.C5]" office:value-type="float" office:value="0.18" calcext:value-type="float">
            <text:p>0,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table:formula="of:=27-[.C6]" office:value-type="float" office:value="0.199999999999999" calcext:value-type="float">
            <text:p>0,1999999999999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table:formula="of:=27-[.C7]" office:value-type="float" office:value="0.219999999999999" calcext:value-type="float">
            <text:p>0,2199999999999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table:formula="of:=27-[.C8]" office:value-type="float" office:value="0.239999999999998" calcext:value-type="float">
            <text:p>0,23999999999999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table:formula="of:=27-[.C9]" office:value-type="float" office:value="0.239999999999998" calcext:value-type="float">
            <text:p>0,239999999999998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0-16T21:46:32.173388159</dc:date>
    <meta:editing-duration>PT27M31S</meta:editing-duration>
    <meta:editing-cycles>2</meta:editing-cycles>
    <meta:document-statistic meta:table-count="1" meta:cell-count="6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5cm" chart:style-name="ch2">
          <text:p>Title</text:p>
        </chart:title>
        <chart:subtitle svg:x="7.295cm" svg:y="1.248cm" chart:style-name="ch3">
          <text:p>Subtitle</text:p>
        </chart:subtitle>
        <chart:plot-area chart:style-name="ch4" table:cell-range-address="Sheet1.B2:Sheet1.C9 Sheet1.C1:Sheet1.C1" chart:data-source-has-labels="row" svg:x="1.305cm" svg:y="2.111cm" svg:width="14.375cm" svg:height="5.754cm">
          <chart:coordinate-region svg:x="2.403cm" svg:y="2.31cm" svg:width="13.09cm" svg:height="4.908cm"/>
          <chart:axis chart:dimension="x" chart:name="primary-x" chart:style-name="ch5">
            <chart:title svg:x="7.853cm" svg:y="8.045cm" chart:style-name="ch6">
              <text:p>Time (s)</text:p>
            </chart:title>
          </chart:axis>
          <chart:axis chart:dimension="y" chart:name="primary-y" chart:style-name="ch5">
            <chart:title svg:x="0.451cm" svg:y="5.667cm" chart:style-name="ch7">
              <text:p>Mass (g)</text:p>
            </chart:title>
            <chart:grid chart:style-name="ch8" chart:class="major"/>
          </chart:axis>
          <chart:series chart:style-name="ch9" chart:values-cell-range-address="Sheet1.C2:Sheet1.C9" chart:label-cell-address="Sheet1.C1:Sheet1.C1" chart:class="chart:scatter">
            <chart:domain table:cell-range-address="Sheet1.B2:Sheet1.B9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ss (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27">
                <text:p>27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6.76">
                <text:p>26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87cm" xlink:href=".." xlink:type="simple" chart:class="chart:scatter" chart:style-name="ch1">
        <chart:plot-area chart:style-name="ch2" table:cell-range-address="Sheet1.B12:Sheet1.C24 Sheet1.C11:Sheet1.C11" chart:data-source-has-labels="row" svg:x="1.305cm" svg:y="0.179cm" svg:width="14.379cm" svg:height="7.674cm">
          <chart:coordinate-region svg:x="1.926cm" svg:y="0.378cm" svg:width="13.478cm" svg:height="6.828cm"/>
          <chart:axis chart:dimension="x" chart:name="primary-x" chart:style-name="ch3">
            <chart:title svg:x="7.855cm" svg:y="8.032cm" chart:style-name="ch4">
              <text:p>Time (s)</text:p>
            </chart:title>
          </chart:axis>
          <chart:axis chart:dimension="y" chart:name="primary-y" chart:style-name="ch5">
            <chart:title svg:x="0.451cm" svg:y="4.907cm" chart:style-name="ch6">
              <text:p>Volume (ml)</text:p>
            </chart:title>
            <chart:grid chart:style-name="ch7" chart:class="major"/>
          </chart:axis>
          <chart:series chart:style-name="ch8" chart:values-cell-range-address="Sheet1.C12:Sheet1.C24" chart:label-cell-address="Sheet1.C11:Sheet1.C11" chart:class="chart:scatter">
            <chart:domain table:cell-range-address="Sheet1.B12:Sheet1.B24"/>
            <chart:regression-curve chart:style-name="ch9"/>
            <chart:data-point chart:repeated="5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ume (ml)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2:Sheet1.B24</svg:desc>
                </draw:g>
              </table:table-cell>
              <table:table-cell office:value-type="float" office:value="0">
                <text:p>0</text:p>
                <draw:g>
                  <svg:desc>Sheet1.C1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8:Sheet1.C35 Sheet1.C27:Sheet1.C27" chart:data-source-has-labels="row" svg:x="1.305cm" svg:y="0.18cm" svg:width="14.375cm" svg:height="7.685cm">
          <chart:coordinate-region svg:x="2.217cm" svg:y="0.38cm" svg:width="13.276cm" svg:height="6.838cm"/>
          <chart:axis chart:dimension="x" chart:name="primary-x" chart:style-name="ch3">
            <chart:title svg:x="7.853cm" svg:y="8.045cm" chart:style-name="ch4">
              <text:p>Time (s)</text:p>
            </chart:title>
          </chart:axis>
          <chart:axis chart:dimension="y" chart:name="primary-y" chart:style-name="ch5">
            <chart:title svg:x="0.451cm" svg:y="4.701cm" chart:style-name="ch6">
              <text:p>Mass (g)</text:p>
            </chart:title>
            <chart:grid chart:style-name="ch7" chart:class="major"/>
          </chart:axis>
          <chart:series chart:style-name="ch8" chart:values-cell-range-address="Sheet1.C28:Sheet1.C35" chart:label-cell-address="Sheet1.C27:Sheet1.C27" chart:class="chart:scatter">
            <chart:domain table:cell-range-address="Sheet1.B28:Sheet1.B35"/>
            <chart:regression-curve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ss (g)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8:Sheet1.B35</svg:desc>
                </draw:g>
              </table:table-cell>
              <table:table-cell office:value-type="float" office:value="0">
                <text:p>0</text:p>
                <draw:g>
                  <svg:desc>Sheet1.C28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239999999999998">
                <text:p>0.23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239999999999998">
                <text:p>0.239999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